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paragraph-properties fo:keep-with-next="always"/>
    </style:style>
    <style:style style:name="P36" style:family="paragraph" style:parent-style-name="Code">
      <style:paragraph-properties fo:keep-together="always" fo:keep-with-next="always"/>
    </style:style>
    <style:style style:name="P37" style:family="paragraph" style:parent-style-name="Table_20_Contents">
      <style:paragraph-properties fo:keep-with-next="always"/>
      <style:text-properties fo:background-color="transparent"/>
    </style:style>
    <style:style style:name="P38" style:family="paragraph" style:parent-style-name="Table_20_Contents">
      <style:paragraph-properties fo:keep-with-next="always"/>
      <style:text-properties fo:font-weight="bold" style:font-weight-asian="bold" style:font-weight-complex="bold"/>
    </style:style>
    <style:style style:name="P39" style:family="paragraph" style:parent-style-name="Text_20_body">
      <style:paragraph-properties fo:padding="0.049cm" fo:border="0.002cm solid #000000" style:shadow="none"/>
    </style:style>
    <style:style style:name="P40"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1" style:family="paragraph" style:parent-style-name="Code">
      <style:paragraph-properties fo:text-align="start" style:justify-single-word="false"/>
      <style:text-properties fo:font-style="normal" style:font-style-asian="normal" style:font-style-complex="normal"/>
    </style:style>
    <style:style style:name="P42" style:family="paragraph" style:parent-style-name="Code">
      <style:text-properties fo:background-color="transparent"/>
    </style:style>
    <style:style style:name="P43" style:family="paragraph" style:parent-style-name="Code">
      <style:text-properties fo:font-weight="normal" style:font-weight-asian="normal" style:font-weight-complex="normal"/>
    </style:style>
    <style:style style:name="P44" style:family="paragraph" style:parent-style-name="Preformatted_20_Text">
      <style:paragraph-properties fo:margin-top="0cm" fo:margin-bottom="0.499cm"/>
    </style:style>
    <style:style style:name="P45" style:family="paragraph" style:parent-style-name="Standard">
      <style:text-properties fo:background-color="transparent"/>
    </style:style>
    <style:style style:name="P46" style:family="paragraph" style:parent-style-name="Code">
      <style:paragraph-properties style:shadow="none"/>
    </style:style>
    <style:style style:name="P47" style:family="paragraph" style:parent-style-name="Code">
      <style:paragraph-properties style:shadow="none" fo:keep-with-next="always"/>
    </style:style>
    <style:style style:name="P48" style:family="paragraph" style:parent-style-name="Text_20_body">
      <style:paragraph-properties fo:background-color="transparent" fo:padding="0cm" fo:border="none" style:shadow="none">
        <style:background-image/>
      </style:paragraph-properties>
    </style:style>
    <style:style style:name="P49" style:family="paragraph" style:parent-style-name="Text_20_body">
      <style:paragraph-properties fo:background-color="transparent">
        <style:background-image/>
      </style:paragraph-properties>
      <style:text-properties fo:background-color="transparent"/>
    </style:style>
    <style:style style:name="P50" style:family="paragraph" style:parent-style-name="Text_20_body">
      <style:paragraph-properties fo:break-before="page"/>
      <style:text-properties fo:font-weight="bold" style:font-weight-asian="bold" style:font-weight-complex="bold"/>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2">
      <style:text-properties fo:font-weight="bold" style:font-weight-asian="bold" style:font-weight-complex="bold"/>
    </style:style>
    <style:style style:name="P56" style:family="paragraph" style:parent-style-name="Text_20_body" style:list-style-name="L2">
      <style:text-properties fo:font-weight="normal" style:font-weight-asian="normal" style:font-weight-complex="normal"/>
    </style:style>
    <style:style style:name="P57" style:family="paragraph" style:parent-style-name="Text_20_body" style:list-style-name="L21">
      <style:text-properties fo:font-weight="normal" style:font-weight-asian="normal" style:font-weight-complex="normal"/>
    </style:style>
    <style:style style:name="P58" style:family="paragraph" style:parent-style-name="Text_20_body" style:list-style-name="L28">
      <style:text-properties fo:font-weight="normal" style:font-weight-asian="normal" style:font-weight-complex="normal"/>
    </style:style>
    <style:style style:name="P59" style:family="paragraph" style:parent-style-name="Text_20_body" style:list-style-name="L32">
      <style:text-properties fo:font-weight="normal" style:font-weight-asian="normal" style:font-weight-complex="normal"/>
    </style:style>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paragraph-properties>
        <style:tab-stops>
          <style:tab-stop style:position="0.45cm"/>
        </style:tab-stops>
      </style:paragraph-properties>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paragraph-properties fo:text-align="start" style:justify-single-word="false"/>
    </style:style>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12" style:master-page-name="">
      <style:paragraph-properties fo:margin-top="0cm" fo:margin-bottom="0cm" style:page-number="auto"/>
    </style:style>
    <style:style style:name="P89" style:family="paragraph" style:parent-style-name="Text_20_body" style:list-style-name="L13" style:master-page-name="">
      <style:paragraph-properties fo:margin-top="0cm" fo:margin-bottom="0cm" style:page-number="auto"/>
    </style:style>
    <style:style style:name="P90" style:family="paragraph" style:parent-style-name="Text_20_body" style:list-style-name="L23" style:master-page-name="">
      <style:paragraph-properties fo:margin-top="0cm" fo:margin-bottom="0cm" style:page-number="auto"/>
    </style:style>
    <style:style style:name="P91" style:family="paragraph" style:parent-style-name="Text_20_body" style:list-style-name="L25" style:master-page-name="">
      <style:paragraph-properties fo:margin-top="0cm" fo:margin-bottom="0cm" style:page-number="auto"/>
    </style:style>
    <style:style style:name="P92" style:family="paragraph" style:parent-style-name="Text_20_body" style:list-style-name="L12">
      <style:paragraph-properties fo:margin-top="0cm" fo:margin-bottom="0cm"/>
    </style:style>
    <style:style style:name="P93" style:family="paragraph" style:parent-style-name="Text_20_body" style:list-style-name="L13">
      <style:paragraph-properties fo:margin-top="0cm" fo:margin-bottom="0cm"/>
    </style:style>
    <style:style style:name="P94" style:family="paragraph" style:parent-style-name="Text_20_body" style:list-style-name="L14">
      <style:paragraph-properties fo:margin-top="0cm" fo:margin-bottom="0cm"/>
    </style:style>
    <style:style style:name="P95" style:family="paragraph" style:parent-style-name="Text_20_body" style:list-style-name="L16">
      <style:paragraph-properties fo:margin-top="0cm" fo:margin-bottom="0cm"/>
    </style:style>
    <style:style style:name="P96" style:family="paragraph" style:parent-style-name="Text_20_body" style:list-style-name="L18">
      <style:paragraph-properties fo:margin-top="0cm" fo:margin-bottom="0cm"/>
    </style:style>
    <style:style style:name="P97" style:family="paragraph" style:parent-style-name="Text_20_body" style:list-style-name="L23">
      <style:paragraph-properties fo:margin-top="0cm" fo:margin-bottom="0cm"/>
    </style:style>
    <style:style style:name="P98" style:family="paragraph" style:parent-style-name="Text_20_body" style:list-style-name="L24">
      <style:paragraph-properties fo:margin-top="0cm" fo:margin-bottom="0cm"/>
    </style:style>
    <style:style style:name="P99" style:family="paragraph" style:parent-style-name="Text_20_body" style:list-style-name="L25">
      <style:paragraph-properties fo:margin-top="0cm" fo:margin-bottom="0cm"/>
    </style:style>
    <style:style style:name="P100" style:family="paragraph" style:parent-style-name="Text_20_body" style:list-style-name="L28">
      <style:paragraph-properties fo:margin-top="0cm" fo:margin-bottom="0cm"/>
    </style:style>
    <style:style style:name="P101" style:family="paragraph" style:parent-style-name="Text_20_body" style:list-style-name="L28">
      <style:paragraph-properties fo:margin-top="0cm" fo:margin-bottom="0cm"/>
      <style:text-properties fo:font-weight="normal" style:font-weight-asian="normal" style:font-weight-complex="normal"/>
    </style:style>
    <style:style style:name="P102" style:family="paragraph" style:parent-style-name="Text_20_body" style:list-style-name="L27">
      <style:paragraph-properties fo:margin-top="0cm" fo:margin-bottom="0cm" fo:text-align="start" style:justify-single-word="false" style:shadow="none"/>
    </style:style>
    <style:style style:name="P103" style:family="paragraph" style:parent-style-name="Text_20_body" style:list-style-name="L13" style:master-page-name="">
      <style:paragraph-properties style:page-number="auto"/>
    </style:style>
    <style:style style:name="P104"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0">Jarvis supports fetch, create, update and delete with additional support for custom plug-in features. <text:s/>Jarvis is based on the RESTful approach to http web services. <text:s/>It provides JSON, XML interfaces, with additional support for CSV downloads. <text:s/></text:p>
      <text:p text:style-name="P40">Jarvis works excellently with JavaScript web apps using ExtJS, Dojo and many other JS toolkits, and is also ideal for richer client applications such as those written in Adobe Flex.</text:p>
      <text:p text:style-name="P40">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Introduction<text:tab/>5</text:p>
          <text:p text:style-name="P52"><text:s/>2 Licence<text:tab/>6</text:p>
          <text:p text:style-name="P51"><text:s/>2.1 GNU Lesser General Public License<text:tab/>6</text:p>
          <text:p text:style-name="P51"><text:s/>2.2 Clarification of Intentions<text:tab/>6</text:p>
          <text:p text:style-name="P51"><text:s/>2.3 Jarvis Tracker Icons<text:tab/>6</text:p>
          <text:p text:style-name="P52"><text:s/>3 Installation<text:tab/>7</text:p>
          <text:p text:style-name="P51"><text:s/>3.1 Unpacking<text:tab/>7</text:p>
          <text:p text:style-name="P51"><text:s/>3.2 Install Additional Perl Modules<text:tab/>7</text:p>
          <text:p text:style-name="P51"><text:s/>3.3 Apache2 Configuration – With mod_perl<text:tab/>8</text:p>
          <text:p text:style-name="P51"><text:s/>3.4 Apache2 Configuration – Without mod_perl<text:tab/>8</text:p>
          <text:p text:style-name="P51"><text:s/>3.5 Relocating Jarvis<text:tab/>8</text:p>
          <text:p text:style-name="P51"><text:s/>3.6 Test<text:tab/>9</text:p>
          <text:p text:style-name="P52"><text:s/>4 Application Configuration File<text:tab/>10</text:p>
          <text:p text:style-name="P51"><text:s/>4.1 Introduction<text:tab/>10</text:p>
          <text:p text:style-name="P51"><text:s/>4.2 &lt;jarvis&gt;&lt;app&gt;<text:tab/>11</text:p>
          <text:p text:style-name="P51"><text:s/>4.3 Configuration: format<text:tab/>13</text:p>
          <text:p text:style-name="P51"><text:s/>4.4 Configuration: debug<text:tab/>13</text:p>
          <text:p text:style-name="P51"><text:s/>4.5 Configuration: dump<text:tab/>13</text:p>
          <text:p text:style-name="P51"><text:s/>4.6 Configuration: log_format<text:tab/>13</text:p>
          <text:p text:style-name="P51"><text:s/>4.7 Configuration: page_limit_param, page_start_param<text:tab/>14</text:p>
          <text:p text:style-name="P51"><text:s/>4.8 Configuration: sort_field_param, sort_dir_param<text:tab/>14</text:p>
          <text:p text:style-name="P51"><text:s/>4.9 Configuration: dataset_dir<text:tab/>14</text:p>
          <text:p text:style-name="P51"><text:s/>4.10 Configuration: default_libs<text:tab/>15</text:p>
          <text:p text:style-name="P51"><text:s/>4.11 Configuration: method_param<text:tab/>15</text:p>
          <text:p text:style-name="P51"><text:s/>4.12 Configuration: login<text:tab/>16</text:p>
          <text:p text:style-name="P51"><text:s/>4.13 Configuration: database<text:tab/>16</text:p>
          <text:p text:style-name="P51"><text:s/>4.14 Configuration: sessiondb<text:tab/>16</text:p>
          <text:p text:style-name="P51"><text:s/>4.15 Configuration: exec &amp; plugin &amp; hook<text:tab/>18</text:p>
          <text:p text:style-name="P51"><text:s/>4.16 Configuration: habitat<text:tab/>18</text:p>
          <text:p text:style-name="P52"><text:s/>5 Login Module Configuration<text:tab/>19</text:p>
          <text:p text:style-name="P51"><text:s/>5.1 Standard Modules<text:tab/>19</text:p>
          <text:p text:style-name="P51"><text:s/>5.2 Active Directory Login<text:tab/>19</text:p>
          <text:p text:style-name="P51"><text:s/>5.3 Basic Auth Login<text:tab/>20</text:p>
          <text:p text:style-name="P51"><text:s/>5.4 Database Login<text:tab/>21</text:p>
          <text:p text:style-name="P51"><text:s/>5.5 Adempiere Login<text:tab/>21</text:p>
          <text:p text:style-name="P51"><text:s/>5.6 Drupal6 Login<text:tab/>22</text:p>
          <text:p text:style-name="P51"><text:s/>5.7 None Login<text:tab/>24</text:p>
          <text:p text:style-name="P51"><text:s/>5.8 Single Login<text:tab/>24</text:p>
          <text:p text:style-name="P52"><text:s/>6 Special Datasets &amp; Jarvis Login<text:tab/>26</text:p>
          <text:p text:style-name="P51"><text:s/>6.1 Jarvis URLs<text:tab/>26</text:p>
          <text:p text:style-name="P51"><text:s/>6.2 The __status Dataset<text:tab/>26</text:p>
          <text:p text:style-name="P51"><text:s/>6.3 The __habitat Dataset<text:tab/>27</text:p>
          <text:p text:style-name="P51"><text:s/>6.4 The __logout Dataset<text:tab/>28</text:p>
          <text:p text:style-name="P51"><text:s/>6.5 Logging-In to Jarvis<text:tab/>28</text:p>
          <text:p text:style-name="P51"><text:soft-page-break/><text:s/>6.6 Jarvis Error Responses<text:tab/>28</text:p>
          <text:p text:style-name="P52"><text:s/>7 Datasets<text:tab/>30</text:p>
          <text:p text:style-name="P51"><text:s/>7.1 Data Fetch Response Format<text:tab/>30</text:p>
          <text:p text:style-name="P51"><text:s/>7.2 Dataset Definition<text:tab/>31</text:p>
          <text:p text:style-name="P51"><text:s/>7.3 Dataset Parameters<text:tab/>32</text:p>
          <text:p text:style-name="P51"><text:s/>7.4 Secure Dataset Parameters<text:tab/>34</text:p>
          <text:p text:style-name="P51"><text:s/>7.5 Modifying Datasets – Single Modification<text:tab/>35</text:p>
          <text:p text:style-name="P51"><text:s/>7.6 Modifying Datasets – Array of Modifications<text:tab/>37</text:p>
          <text:p text:style-name="P51"><text:s/>7.7 Modifying Datasets – Array of Mixed Modifications<text:tab/>39</text:p>
          <text:p text:style-name="P51"><text:s/>7.8 Before &amp; After Statements<text:tab/>39</text:p>
          <text:p text:style-name="P51"><text:s/>7.9 Failed Modifications<text:tab/>39</text:p>
          <text:p text:style-name="P51"><text:s/>7.10 Dataset Transformations<text:tab/>40</text:p>
          <text:p text:style-name="P52"><text:s/>8 Exec Datasets<text:tab/>41</text:p>
          <text:p text:style-name="P51"><text:s/>8.1 Introduction<text:tab/>41</text:p>
          <text:p text:style-name="P51"><text:s/>8.2 Configuration<text:tab/>41</text:p>
          <text:p text:style-name="P51"><text:s/>8.3 Output Return Mechanism<text:tab/>43</text:p>
          <text:p text:style-name="P51"><text:s/>8.4 A Simple Example<text:tab/>44</text:p>
          <text:p text:style-name="P51"><text:s/>8.5 Environment Variables<text:tab/>44</text:p>
          <text:p text:style-name="P51"><text:s/>8.6 Command Line Parameters<text:tab/>44</text:p>
          <text:p text:style-name="P51"><text:s/>8.7 Output &amp; Headers<text:tab/>44</text:p>
          <text:p text:style-name="P52"><text:s/>9 Plugin Datasets<text:tab/>46</text:p>
          <text:p text:style-name="P51"><text:s/>9.1 Introduction<text:tab/>46</text:p>
          <text:p text:style-name="P51"><text:s/>9.2 Configuration<text:tab/>46</text:p>
          <text:p text:style-name="P51"><text:s/>9.3 Example Plugin<text:tab/>47</text:p>
          <text:p text:style-name="P51"><text:s/>9.4 Output &amp; Headers<text:tab/>48</text:p>
          <text:p text:style-name="P51"><text:s/>9.5 Exception Handling<text:tab/>48</text:p>
          <text:p text:style-name="P52"><text:s/>10 Hook Modules<text:tab/>49</text:p>
          <text:p text:style-name="P51"><text:s/>10.1 Introduction<text:tab/>49</text:p>
          <text:p text:style-name="P51"><text:s/>10.2 Configuration<text:tab/>51</text:p>
          <text:p text:style-name="P51"><text:s/>10.3 Standard Hook Template<text:tab/>51</text:p>
          <text:p text:style-name="P52"><text:s/>11 Performance Notes<text:tab/>53</text:p>
          <text:p text:style-name="P51"><text:s/>11.1 How Fast is Jarvis?<text:tab/>53</text:p>
          <text:p text:style-name="P52"><text:s/>12 Tracking Application<text:tab/>54</text:p>
          <text:p text:style-name="P51"><text:s/>12.1 Tracking Requests &amp; Errors<text:tab/>54</text:p>
          <text:p text:style-name="P51"><text:s/>12.2 The Tracker Database File<text:tab/>54</text:p>
          <text:p text:style-name="P51"><text:s/>12.3 The Tracker Display Application<text:tab/>54</text:p>
          <text:p text:style-name="P52"><text:s/>13 Demo Application<text:tab/>57</text:p>
          <text:p text:style-name="P51"><text:s/>13.1 Enable Jarvis<text:tab/>57</text:p>
          <text:p text:style-name="P51"><text:s/>13.2 Copy The Demo Database<text:tab/>57</text:p>
          <text:p text:style-name="P51"><text:s/>13.3 Configure Demo Web-Service<text:tab/>57</text:p>
          <text:p text:style-name="P51"><text:s/>13.4 Install ExtJS<text:tab/>58</text:p>
          <text:p text:style-name="P51"><text:s/>13.5 Configure Demo ExtJS Application<text:tab/>59</text:p>
          <text:p text:style-name="P51"><text:s/>13.6 Enable Database Write<text:tab/>59</text:p>
        </text:index-body>
      </text:table-of-content>
      <text:p text:style-name="P10"/>
      <text:p text:style-name="P48"/>
      <text:p text:style-name="P33"/>
      <text:p text:style-name="P50">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57007172" text:style-name="L1">
        <text:list-item>
          <text:p text:style-name="P53">Rich Internet Application. <text:s/>Ajax (XML or JSON) requests and responses.</text:p>
        </text:list-item>
        <text:list-item>
          <text:p text:style-name="P53">JARVIS</text:p>
        </text:list-item>
        <text:list-item>
          <text:p text:style-name="P5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48814670" text:style-name="L2">
        <text:list-item>
          <text:p text:style-name="P55">Secure: </text:p>
          <text:list>
            <text:list-item>
              <text:p text:style-name="P54">Jarvis can run over https. <text:s/></text:p>
            </text:list-item>
            <text:list-item>
              <text:p text:style-name="P54">Jarvis uses single-login and CGI cookies to maintain authenticated sessions. <text:s/></text:p>
            </text:list-item>
            <text:list-item>
              <text:p text:style-name="P54">Jarvis uses parameterized statements to prevent against SQL injection. </text:p>
            </text:list-item>
            <text:list-item>
              <text:p text:style-name="P54">Jarvis provides group-based access control.</text:p>
            </text:list-item>
          </text:list>
        </text:list-item>
        <text:list-item>
          <text:p text:style-name="P55">Extensible:</text:p>
          <text:list>
            <text:list-item>
              <text:p text:style-name="P56">Jarvis provides independent “datasets”, defined as simple XML files containing SQL.</text:p>
            </text:list-item>
            <text:list-item>
              <text:p text:style-name="P56">Jarvis provides configurable “exec” extensions (e.g. running Jasper reports).</text:p>
            </text:list-item>
            <text:list-item>
              <text:p text:style-name="P56">Jarvis provides a “plugin” mechanism for adding custom Perl modules.</text:p>
            </text:list-item>
          </text:list>
        </text:list-item>
        <text:list-item>
          <text:p text:style-name="P55">Standards-Based:</text:p>
          <text:list>
            <text:list-item>
              <text:p text:style-name="P56">Jarvis is based on XML, JSON, http/s and REST.</text:p>
            </text:list-item>
          </text:list>
        </text:list-item>
        <text:list-item>
          <text:p text:style-name="P55">Reasonably Efficient:</text:p>
          <text:list>
            <text:list-item>
              <text:p text:style-name="P56">Jarvis is “plenty fast enough”. <text:s/></text:p>
            </text:list-item>
            <text:list-item>
              <text:p text:style-name="P56">Jarvis is written in a scripted language as many back end services are.</text:p>
            </text:list-item>
            <text:list-item>
              <text:p text:style-name="P56">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9">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9">Jarvis is distributed in the hope that it will be useful, but WITHOUT ANY WARRANTY; without even the implied warranty of MERCHANTABILITY or FITNESS FOR A PARTICULAR PURPOSE. <text:s/>See the GNU General Public License for more details.</text:p>
      <text:p text:style-name="P39">You should have received a copy of the GNU Lesser General Public License along with Jarvis. <text:s/>If not, see &lt;http://www.gnu.org/licenses/&gt;.</text:p>
      <text:p text:style-name="P39">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4"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9">Once mod_perl is configured and available, add the following lines to your server configuration.</text:p>
      <text:p text:style-name="P6">PerlRequire /opt/jarvis/etc/startup.pl</text:p>
      <text:p text:style-name="P42">&lt;Location ~ "/jarvis-agent/.*"&gt;</text:p>
      <text:p text:style-name="P42"><text:s text:c="4"/>SetHandler perl-script</text:p>
      <text:p text:style-name="P42"><text:s text:c="4"/>PerlResponseHandler Jarvis::Agent</text:p>
      <text:p text:style-name="P42">&lt;/Location&gt;</text:p>
      <text:p text:style-name="P42"/>
      <text:p text:style-name="P42">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2">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48160154" text:style-name="L3">
        <text:list-item>
          <text:p text:style-name="P60">Modify the Apache configuration (as described above).</text:p>
        </text:list-item>
        <text:list-item>
          <text:p text:style-name="P6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43754101" text:style-name="L4">
        <text:list-item>
          <text:p text:style-name="P61">The database connection.</text:p>
        </text:list-item>
        <text:list-item>
          <text:p text:style-name="P61">The username/group list.</text:p>
        </text:list-item>
        <text:list-item>
          <text:p text:style-name="P6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1170600499" text:style-name="L5">
        <text:list-item>
          <text:p text:style-name="P62">This may be over-ridden a per-request basis with the CGI parameter “format”.</text:p>
        </text:list-item>
        <text:list-item>
          <text:p text:style-name="P62">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852526093" text:style-name="L6">
        <text:list-item>
          <text:p text:style-name="P63">All client-submitted request body.</text:p>
        </text:list-item>
        <text:list-item>
          <text:p text:style-name="P63">All returned XML/JSON/CSV content.</text:p>
        </text:list-item>
        <text:list-item>
          <text:p text:style-name="P6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824896578" text:style-name="L7">
        <text:list-item>
          <text:p text:style-name="P64">Extract ALL records from the database query.</text:p>
        </text:list-item>
        <text:list-item>
          <text:p text:style-name="P64">Slice out and return only those rows specified by the page parameters. <text:s/>E.g start = 50, limit = 25 means return rows with zero-based indexes 50-74.</text:p>
        </text:list-item>
        <text:list-item>
          <text:p text:style-name="P64">Return “fetched” as the total number of all rows read from the database query.</text:p>
        </text:list-item>
        <text:list-item>
          <text:p text:style-name="P64">Return “returned” as the number of data rows from the sliced page.</text:p>
        </text:list-item>
        <text:list-item>
          <text:p text:style-name="P6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123786569" text:continue-numbering="true" text:style-name="L7">
        <text:list-item>
          <text:p text:style-name="P64">Extract ALL records from the database query in the default query sort order.</text:p>
        </text:list-item>
        <text:list-item>
          <text:p text:style-name="P64">Use Perl “cmp” alphabetical sorting either ascending or descending.</text:p>
        </text:list-item>
        <text:list-item>
          <text:p text:style-name="P6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928742031" text:style-name="L8">
        <text:list-item>
          <text:p text:style-name="P65">All dataset definitions must be contained within XML files contained in or below the single directory path specified by the “dataset_dir” parameter.</text:p>
        </text:list-item>
        <text:list-item>
          <text:p text:style-name="P65">All dataset files must have the suffix “.xml”.</text:p>
        </text:list-item>
        <text:list-item>
          <text:p text:style-name="P65">The “.xml” suffix must not be included in the dataset name as provided by the client, it will always be added by Jarvis.</text:p>
        </text:list-item>
        <text:list-item>
          <text:p text:style-name="P65">The dataset name specified by the client must consist only of characters from the following list: “a-z”, “A-Z”, “0-9”, “_” (underscore), “-” (hyphen) and “.” (dot).</text:p>
        </text:list-item>
        <text:list-item>
          <text:p text:style-name="P65">A “.” (dot) character in the dataset name is interpreted as a directory separator by Jarvis. <text:s/>On Unix-based systems this is a forward-slash. <text:s/>On Windows-based systems, Perl will translate the forward slash into a backslash.</text:p>
        </text:list-item>
        <text:list-item>
          <text:p text:style-name="P65">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185810733" text:style-name="L9">
        <text:list-item>
          <text:p text:style-name="P66">None – user is always logged in.</text:p>
        </text:list-item>
        <text:list-item>
          <text:p text:style-name="P66">Database – the username and passwords are stored in the database.</text:p>
        </text:list-item>
        <text:list-item>
          <text:p text:style-name="P66">ActiveDirectory – the usernames and passwords are checked against an Microsoft ActiveDirectory server. <text:s/>It is likely that one day this will be copied and modified to add support for standard LDAP, which is very similar.</text:p>
        </text:list-item>
        <text:list-item>
          <text:p text:style-name="P66">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973740336" text:style-name="L10">
        <text:list-item>
          <text:p text:style-name="P67">dbi:Pg:&lt;database-handle&gt; (Postgres)</text:p>
        </text:list-item>
        <text:list-item>
          <text:p text:style-name="P6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209435791" text:style-name="L11">
        <text:list-item>
          <text:p text:style-name="P6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4" text:outline-level="1">Login Module Configuration</text:h>
      <text:h text:style-name="Heading_20_2" text:outline-level="2">Standard Modules</text:h>
      <text:p text:style-name="Text_20_body">Jarvis uses a pluggable login module mechanism. <text:s/>The following modules are provided:</text:p>
      <text:list xml:id="list1663428615" text:style-name="L12">
        <text:list-item>
          <text:p text:style-name="P88">ActiveDirectory.pm</text:p>
        </text:list-item>
        <text:list-item>
          <text:p text:style-name="P92">BasicAuth.pm</text:p>
        </text:list-item>
        <text:list-item>
          <text:p text:style-name="P92">Database.pm</text:p>
        </text:list-item>
        <text:list-item>
          <text:p text:style-name="P92">Adempiere.pm</text:p>
        </text:list-item>
        <text:list-item>
          <text:p text:style-name="P92">Drupal6.pm</text:p>
        </text:list-item>
        <text:list-item>
          <text:p text:style-name="P92">None.pm</text:p>
        </text:list-item>
        <text:list-item>
          <text:p text:style-name="P69">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username</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927392434" text:style-name="L13">
        <text:list-item>
          <text:p text:style-name="P89">ad_user</text:p>
        </text:list-item>
        <text:list-item>
          <text:p text:style-name="P93">ad_user_roles</text:p>
        </text:list-item>
        <text:list-item>
          <text:p text:style-name="P93">ad_role</text:p>
        </text:list-item>
        <text:list-item>
          <text:p text:style-name="P70"><text:soft-page-break/>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689913038" text:style-name="L14">
        <text:list-item>
          <text:p text:style-name="P94"><text:span text:style-name="T5">role-&lt;role_name&gt; <text:s text:c="6"/><text:tab/></text:span>For each active user role.</text:p>
        </text:list-item>
        <text:list-item>
          <text:p text:style-name="P94"><text:span text:style-name="T5">read-&lt;window_name&gt; <text:s text:c="5"/><text:tab/></text:span>For each active window access (read access)</text:p>
        </text:list-item>
        <text:list-item>
          <text:p text:style-name="P71"><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494287502" text:style-name="L15">
        <text:list-item>
          <text:p text:style-name="P72"><text:soft-page-break/>Check to see if an existing, valid Drupal session cookie is defined.</text:p>
        </text:list-item>
        <text:list-item>
          <text:p text:style-name="P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351598270" text:continue-list="list1927392434" text:style-name="L13">
        <text:list-item>
          <text:p text:style-name="P103">users</text:p>
        </text:list-item>
        <text:list-item>
          <text:p text:style-name="P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580774707" text:style-name="L16">
        <text:list-item>
          <text:p text:style-name="P95"><text:span text:style-name="T5">admin,user<text:tab/><text:tab/> <text:s text:c="6"/><text:tab/></text:span><text:span text:style-name="T3">For the user with uid = 1.</text:span></text:p>
        </text:list-item>
        <text:list-item>
          <text:p text:style-name="P73"><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text:soft-page-break/>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68198334" text:style-name="L17">
        <text:list-item>
          <text:p text:style-name="P74">Remote (client) IP address match, and/or</text:p>
        </text:list-item>
        <text:list-item>
          <text:p text:style-name="P74">Client must supply username and password, and/or</text:p>
        </text:list-item>
        <text:list-item>
          <text:p text:style-name="P7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oft-page-break/><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4"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493156732" text:style-name="L18">
        <text:list-item>
          <text:p text:style-name="P96">Jarvis is installed into /opt/jarvis as per default.</text:p>
        </text:list-item>
        <text:list-item>
          <text:p text:style-name="P96">The jarvis ScriptAlias is configured.</text:p>
        </text:list-item>
        <text:list-item>
          <text:p text:style-name="P96">The Apache webserver is accessible on http://localhost/.</text:p>
        </text:list-item>
        <text:list-item>
          <text:p text:style-name="P96">The demo.xml file has been soft linked or copied into /.</text:p>
        </text:list-item>
        <text:list-item>
          <text:p text:style-name="P96">The “None” login module is configured for the demo application.</text:p>
        </text:list-item>
        <text:list-item>
          <text:p text:style-name="P7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936725239" text:style-name="L19">
        <text:list-item>
          <text:p text:style-name="P76">“username”</text:p>
        </text:list-item>
        <text:list-item>
          <text:p text:style-name="P7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21659832" text:style-name="L20">
        <text:list-item>
          <text:p text:style-name="P77">Internal configuration problem – bad server-side XML configuration (main or dataset).</text:p>
        </text:list-item>
        <text:list-item>
          <text:p text:style-name="P77">Database connection problem.</text:p>
        </text:list-item>
        <text:list-item>
          <text:p text:style-name="P77">Request body is malformed JSON or XML.</text:p>
        </text:list-item>
        <text:list-item>
          <text:p text:style-name="P77">Missing mandatory parameter in request.</text:p>
        </text:list-item>
        <text:list-item>
          <text:p text:style-name="P77">Any other fatal problem.</text:p>
        </text:list-item>
        <text:list-item>
          <text:p text:style-name="P77">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329791231" text:style-name="L21">
        <text:list-item>
          <text:p text:style-name="P57">Cannot insert data due to primary key, foreign key, unique constraints.</text:p>
        </text:list-item>
        <text:list-item>
          <text:p text:style-name="P57">No data found. <text:s/></text:p>
        </text:list-item>
        <text:list-item>
          <text:p text:style-name="P57">Data parameter is invalid type/value for column. <text:s/></text:p>
        </text:list-item>
      </text:list>
      <text:p text:style-name="P21">In all these cases, the returned content will be JSON or XML or CSV in a “200 Successful” response.</text:p>
      <text:p text:style-name="Text_20_body"/>
      <text:h text:style-name="P104"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5">The returned content in XML is:</text:p>
      <text:p text:style-name="P5">&lt;?xml version="1.0" encoding="iso-8859-1" ?&gt;</text:p>
      <text:p text:style-name="P36">&lt;?meta name="GENERATOR" content="XML::Smart/1.6.9 Perl/5.010000 [linux]" ?&gt;</text:p>
      <text:p text:style-name="P36">&lt;response logged_in="1" username="admin" error_string="" </text:p>
      <text:p text:style-name="P36"><text:s text:c="4"/>group_list="admin" fetched="2" returned="2"&gt;</text:p>
      <text:p text:style-name="P36"><text:s text:c="2"/>&lt;data&gt;</text:p>
      <text:p text:style-name="P36"><text:s text:c="4"/>&lt;row active="Y" class="Makkleson" </text:p>
      <text:p text:style-name="P36"><text:s text:c="8"/>description="Suitable for infants and those of timid heart." id="6"/&gt;</text:p>
      <text:p text:style-name="P36"><text:s text:c="4"/>&lt;row active="N" class="X Class" </text:p>
      <text:p text:style-name="P36"><text:s text:c="8"/>description="Product of a deranged mind." id="4"/&gt;</text:p>
      <text:p text:style-name="P36"><text:s text:c="2"/>&lt;/data&gt;</text:p>
      <text:p text:style-name="P36">&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7">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7">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7">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5">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317609176" text:style-name="L22">
        <text:list-item>
          <text:p text:style-name="P78">CGI GET parameters in the URL suffix “/&lt;app&gt;/&lt;ds&gt;?param=value&amp;param2=another”.</text:p>
        </text:list-item>
        <text:list-item>
          <text:p text:style-name="P78">XML or JSON parameters in the “application/json” or “application/xml” request body.</text:p>
        </text:list-item>
        <text:list-item>
          <text:p text:style-name="P78">RESTful parameters in the URL suffix “/&lt;app&gt;/&lt;ds&gt;/p1/p2”.</text:p>
        </text:list-item>
        <text:list-item>
          <text:p text:style-name="P78">Jarvis-Supplied default user parameters (from “default_parameters” configuration).</text:p>
        </text:list-item>
      </text:list>
      <text:p text:style-name="Text_20_body">Secure Parameters:</text:p>
      <text:list xml:id="list858373374" text:continue-numbering="true" text:style-name="L22">
        <text:list-item>
          <text:p text:style-name="P7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17384912" text:style-name="L23">
        <text:list-item>
          <text:p text:style-name="P90">my(param)</text:p>
        </text:list-item>
        <text:list-item>
          <text:p text:style-name="P97">__my_param</text:p>
        </text:list-item>
        <text:list-item>
          <text:p text:style-name="P97">_1param</text:p>
        </text:list-item>
        <text:list-item>
          <text:p text:style-name="P7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1"><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265518800" text:style-name="L24">
        <text:list-item>
          <text:p text:style-name="P98">Begin transaction.</text:p>
        </text:list-item>
        <text:list-item>
          <text:p text:style-name="P98">Perform “before” SQL (if configured for this dataset).</text:p>
        </text:list-item>
        <text:list-item>
          <text:p text:style-name="P98">Perform the one single or one-or-more array modifications in the request body.</text:p>
        </text:list-item>
        <text:list-item>
          <text:p text:style-name="P98">Perform “after” SQL (if configured for this dataset).</text:p>
        </text:list-item>
        <text:list-item>
          <text:p text:style-name="P8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562278732" text:style-name="L25">
        <text:list-item>
          <text:p text:style-name="P91">Even though the first modification succeeded, it was rolled back.</text:p>
        </text:list-item>
        <text:list-item>
          <text:p text:style-name="P99">The first failing error message is shown.</text:p>
        </text:list-item>
        <text:list-item>
          <text:p text:style-name="P8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8">Mechanism</text:p>
          </table:table-cell>
          <table:table-cell table:style-name="Table26.B1" office:value-type="string">
            <text:p text:style-name="P38">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318039054" text:style-name="L26">
        <text:list-item>
          <text:p text:style-name="P8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2">Any RESTful parameters specified in the URI. <text:s/>These are passed as “p1”, “p2”, etc.</text:p>
        </text:list-item>
        <text:list-item>
          <text:p text:style-name="P82">The parameter __dataset is given as the client-supplied dataset given to Jarvis which invoked this exec request.</text:p>
        </text:list-item>
        <text:list-item>
          <text:p text:style-name="P82">The parameter __tmpfile is given if use_tmpfile is configured for this exec.</text:p>
        </text:list-item>
        <text:list-item>
          <text:p text:style-name="P82">The Jarvis secure parameters beginning with double-underscore. <text:s/>These include __username, __group_list, etc.</text:p>
        </text:list-item>
        <text:list-item>
          <text:p text:style-name="P8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6">use warnings;</text:p>
      <text:p text:style-name="P46"/>
      <text:p text:style-name="P46">sub plugin::Demo::do {</text:p>
      <text:p text:style-name="P46"><text:s text:c="4"/>my ($jconfig, $restArgs, %args) = @_;</text:p>
      <text:p text:style-name="P46"/>
      <text:p text:style-name="P46"><text:s text:c="4"/>my $output = "";</text:p>
      <text:p text:style-name="P46"/>
      <text:p text:style-name="P46"><text:s text:c="4"/>&amp;Jarvis::Error::debug ($jconfig, "Running the Demo plugin.");</text:p>
      <text:p text:style-name="P46"/>
      <text:p text:style-name="P46"><text:s text:c="4"/># This demonstrates that the plugin can access Jarvis::Config info.</text:p>
      <text:p text:style-name="P46"><text:s text:c="4"/>$output .= "APP: " . $jconfig-&gt;{'app_name'} . "\n";</text:p>
      <text:p text:style-name="P46"><text:s text:c="4"/>$output .= "Username: " . $jconfig-&gt;{'username'} . "\n";</text:p>
      <text:p text:style-name="P46"><text:s text:c="4"/>$output .= "CGI myval: " . ($jconfig-&gt;{'cgi'}-&gt;param('myval') || '') . "\n";</text:p>
      <text:p text:style-name="P46"/>
      <text:p text:style-name="P46"><text:s text:c="4"/># This demonstrates XML-configured parameters to the plugin.</text:p>
      <text:p text:style-name="P46"><text:s text:c="4"/>$output .= "CAT: " . $args{'category'} . "\n";</text:p>
      <text:p text:style-name="P46"/>
      <text:p text:style-name="P46"><text:s text:c="4"/># This demonstrates accessing RESTful arguments that are </text:p>
      <text:p text:style-name="P46"><text:s text:c="4"/># from the URL after the dataset name</text:p>
      <text:p text:style-name="P46"><text:s text:c="4"/>my $counter = 0;</text:p>
      <text:p text:style-name="P46"><text:s text:c="4"/>map {</text:p>
      <text:p text:style-name="P46"><text:s text:c="8"/>$output .= "RESTful argument $counter: " . $restArgs-&gt;[0] . "\n";</text:p>
      <text:p text:style-name="P46"><text:s text:c="4"/>} @{$restArgs};</text:p>
      <text:p text:style-name="P46"/>
      <text:p text:style-name="P46"><text:s text:c="4"/>my $dbh = &amp;Jarvis::DB::Handle ($jconfig);</text:p>
      <text:p text:style-name="P46"><text:soft-page-break/><text:s text:c="4"/>$output .= "Boats: " . $dbh-&gt;do("SELECT COUNT(*) FROM boat");</text:p>
      <text:p text:style-name="P46"/>
      <text:p text:style-name="P46"><text:s text:c="4"/>return $output;</text:p>
      <text:p text:style-name="P46">}</text:p>
      <text:p text:style-name="P46"/>
      <text:p text:style-name="P47">1;</text:p>
      <text:p text:style-name="P24"/>
      <text:p text:style-name="P24">This demonstrates:</text:p>
      <text:list xml:id="list359618030" text:style-name="L27">
        <text:list-item>
          <text:p text:style-name="P102">Using the Jarvis debug methods.</text:p>
        </text:list-item>
        <text:list-item>
          <text:p text:style-name="P102">Accessing the Jarvis Config “jconfig” object.</text:p>
        </text:list-item>
        <text:list-item>
          <text:p text:style-name="P102">Accessing the static configured plugin parameters.</text:p>
        </text:list-item>
        <text:list-item>
          <text:p text:style-name="P83">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723714319" text:style-name="L28">
              <text:list-item>
                <text:p text:style-name="P100">$jconfig, </text:p>
              </text:list-item>
              <text:list-item>
                <text:p text:style-name="P84">$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Args are:</text:p>
            <text:list xml:id="list1275328614" text:continue-numbering="true" text:style-name="L28">
              <text:list-item>
                <text:p text:style-name="P100">$jconfig</text:p>
              </text:list-item>
              <text:list-item>
                <text:p text:style-name="P101">$hook_parameters_href</text:p>
              </text:list-item>
              <text:list-item>
                <text:p text:style-name="P101">$dsxml</text:p>
              </text:list-item>
              <text:list-item>
                <text:p text:style-name="P58">$restful_params_href</text:p>
              </text:list-item>
            </text:list>
            <text:p text:style-name="P21">The $dsxml is an XML::Smart object for the dataset's XML config.</text:p>
            <text:p text:style-name="P21">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1184601891" text:continue-numbering="true" text:style-name="L28">
              <text:list-item>
                <text:p text:style-name="P100">$jconfig</text:p>
              </text:list-item>
              <text:list-item>
                <text:p text:style-name="P101"><text:soft-page-break/>$hook_parameters_href</text:p>
              </text:list-item>
              <text:list-item>
                <text:p text:style-name="P101">$dsxml</text:p>
              </text:list-item>
              <text:list-item>
                <text:p text:style-name="P58">$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236203571" text:continue-numbering="true" text:style-name="L28">
              <text:list-item>
                <text:p text:style-name="P100">$jconfig</text:p>
              </text:list-item>
              <text:list-item>
                <text:p text:style-name="P101">$hook_parameters_href</text:p>
              </text:list-item>
              <text:list-item>
                <text:p text:style-name="P101">$dsxml</text:p>
              </text:list-item>
              <text:list-item>
                <text:p text:style-name="P101">$sql_params_href</text:p>
              </text:list-item>
              <text:list-item>
                <text:p text:style-name="P58">$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1">This hook is called before invoking the &lt;after&gt; SQL statement in the dataset XML file. <text:s/>It is called even if there is no &lt;after&gt; SQL statement.</text:p>
            <text:p text:style-name="P21">Args are:</text:p>
            <text:list xml:id="list265773562" text:continue-numbering="true" text:style-name="L28">
              <text:list-item>
                <text:p text:style-name="P100">$jconfig</text:p>
              </text:list-item>
              <text:list-item>
                <text:p text:style-name="P101">$hook_parameters_href</text:p>
              </text:list-item>
              <text:list-item>
                <text:p text:style-name="P101">$dsxml</text:p>
              </text:list-item>
              <text:list-item>
                <text:p text:style-name="P58">$restful_params_href</text:p>
              </text:list-item>
            </text:list>
            <text:p text:style-name="P21">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1269443467" text:continue-numbering="true" text:style-name="L28">
              <text:list-item>
                <text:p text:style-name="P100">$jconfig</text:p>
              </text:list-item>
              <text:list-item>
                <text:p text:style-name="P100">$hook_parameters_href</text:p>
              </text:list-item>
              <text:list-item>
                <text:p text:style-name="P84">$return_text_ref</text:p>
              </text:list-item>
            </text:list>
            <text:p text:style-name="P21">The $return_text_ref is a reference to the result string just about to be returned to the client. <text:s/>The hook may change this content.</text:p>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778221662" text:style-name="L29">
        <text:list-item>
          <text:p text:style-name="P85"><text:soft-page-break/>You may implement none, some, or all hook methods.</text:p>
        </text:list-item>
        <text:list-item>
          <text:p text:style-name="P85">All implemented hook methods must all return “1”.</text:p>
        </text:list-item>
        <text:list-item>
          <text:p text:style-name="P85">There is no way for a hook to stop processing, other than to call “die”.</text:p>
        </text:list-item>
        <text:list-item>
          <text:p text:style-name="P85">If an SQL error occurs during dataset updates, any following before_one, after_one and after_all hook calls will be skipped. <text:s/>Only the finish hook call will be invoked.</text:p>
        </text:list-item>
        <text:list-item>
          <text:p text:style-name="P8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oft-page-break/><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70314862" text:style-name="L30">
        <text:list-item>
          <text:p text:style-name="P86">Dual-Core Intel @ 2.5 GHz, 4G of RAM. <text:s/>(CPU Blowfish rating 7.09).</text:p>
        </text:list-item>
        <text:list-item>
          <text:p text:style-name="P86">Kubuntu 09.10 (Karmic Koala).</text:p>
        </text:list-item>
        <text:list-item>
          <text:p text:style-name="P86">Apache 2 webserver using HTTP (not SSL).</text:p>
        </text:list-item>
        <text:list-item>
          <text:p text:style-name="P86">Apache jmeter client with five simultaneous threads.</text:p>
        </text:list-item>
        <text:list-item>
          <text:p text:style-name="P86">PostgreSQL database.</text:p>
        </text:list-item>
        <text:list-item>
          <text:p text:style-name="P8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3"><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165253424" text:style-name="L31">
        <text:list-item>
          <text:p text:style-name="P87">ExtJS 2.3. Please refer to Section <text:reference-ref text:reference-format="chapter" text:ref-name="Install ExtJS">13.4</text:reference-ref>, Page <text:reference-ref text:reference-format="page" text:ref-name="Install ExtJS">58</text:reference-ref> <text:reference-ref text:reference-format="direction" text:ref-name="Install ExtJS">below</text:reference-ref> for details on installing ExtJS 2.3.</text:p>
        </text:list-item>
        <text:list-item>
          <text:p text:style-name="P87">SHJS. Syntax Highlighting for Javascript. Please see below for further details on this.</text:p>
        </text:list-item>
        <text:list-item>
          <text:p text:style-name="P87">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3">$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305563212" text:style-name="L32">
        <text:list-item>
          <text:p text:style-name="P59">Location of the database file. <text:s/>Default is /opt/jarvis/demo/db/demo.db.</text:p>
        </text:list-item>
        <text:list-item>
          <text:p text:style-name="P59">Location of the datasets configuration. <text:s/>Default is /opt/jarvis/demo/dataset.</text:p>
        </text:list-item>
        <text:list-item>
          <text:p text:style-name="P59">Location of the session files. <text:s/>Default is /tmp/demo.</text:p>
        </text:list-item>
        <text:list-item>
          <text:p text:style-name="P5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5<text:tab/><text:page-number text:select-page="current">3</text:page-number>/<text:page-count>5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7-22T09:59:39</dc:date>
    <meta:editing-duration>PT221H20M43S</meta:editing-duration>
    <meta:editing-cycles>550</meta:editing-cycles>
    <meta:generator>OpenOffice.org/3.2$Linux OpenOffice.org_project/320m12$Build-9483</meta:generator>
    <meta:print-date>2009-06-23T14:50:34</meta:print-date>
    <meta:document-statistic meta:table-count="31" meta:image-count="0" meta:object-count="0" meta:page-count="59" meta:paragraph-count="1822" meta:word-count="16297" meta:character-count="109162"/>
    <meta:user-defined meta:name="Info 1"/>
    <meta:user-defined meta:name="Info 2"/>
    <meta:user-defined meta:name="Info 3"/>
    <meta:user-defined meta:name="Info 4"/>
  </office:meta>
</office:document-meta>
</file>